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6783in"/>
    </style:style>
    <style:style style:name="co3" style:family="table-column">
      <style:table-column-properties fo:break-before="auto" style:column-width="0.8819in"/>
    </style:style>
    <style:style style:name="co4" style:family="table-column">
      <style:table-column-properties fo:break-before="auto" style:column-width="0.989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/>
          <table:table-cell office:value-type="string" calcext:value-type="string">
            <text:p>condition</text:p>
          </table:table-cell>
          <table:table-cell office:value-type="string" calcext:value-type="string">
            <text:p>appointment</text:p>
          </table:table-cell>
          <table:table-cell office:value-type="string" calcext:value-type="string">
            <text:p>cc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dentist</text:p>
          </table:table-cell>
          <table:table-cell office:value-type="float" office:value="0.456464463593654" calcext:value-type="float">
            <text:p>0.4564644636</text:p>
          </table:table-cell>
          <table:table-cell table:formula="of:=AVERAGE([.D2:.D6])" office:value-type="float" office:value="0.336165914324103" calcext:value-type="float">
            <text:p>0.3361659143</text:p>
          </table:table-cell>
          <table:table-cell table:formula="of:=STDEV([.D2:.D6])" office:value-type="float" office:value="0.0861610821994513" calcext:value-type="float">
            <text:p>0.08616108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garage</text:p>
          </table:table-cell>
          <table:table-cell office:value-type="float" office:value="0.220483433473027" calcext:value-type="float">
            <text:p>0.220483433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hawaii</text:p>
          </table:table-cell>
          <table:table-cell office:value-type="float" office:value="0.365350245451826" calcext:value-type="float">
            <text:p>0.365350245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shopping</text:p>
          </table:table-cell>
          <table:table-cell office:value-type="float" office:value="0.333718955066378" calcext:value-type="float">
            <text:p>0.333718955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login</text:p>
          </table:table-cell>
          <table:table-cell office:value-type="float" office:value="0.304812474035632" calcext:value-type="float">
            <text:p>0.30481247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erwin</text:p>
          </table:table-cell>
          <table:table-cell office:value-type="string" calcext:value-type="string">
            <text:p>dentist</text:p>
          </table:table-cell>
          <table:table-cell office:value-type="float" office:value="0.310574874714479" calcext:value-type="float">
            <text:p>0.3105748747</text:p>
          </table:table-cell>
          <table:table-cell table:formula="of:=AVERAGE([.D7:.D11])" office:value-type="float" office:value="0.295035352124468" calcext:value-type="float">
            <text:p>0.2950353521</text:p>
          </table:table-cell>
          <table:table-cell table:formula="of:=STDEV([.D7:.D11])" office:value-type="float" office:value="0.0515324919789881" calcext:value-type="float">
            <text:p>0.0515324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erwin</text:p>
          </table:table-cell>
          <table:table-cell office:value-type="string" calcext:value-type="string">
            <text:p>garage</text:p>
          </table:table-cell>
          <table:table-cell office:value-type="float" office:value="0.257008596711886" calcext:value-type="float">
            <text:p>0.257008596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erwin</text:p>
          </table:table-cell>
          <table:table-cell office:value-type="string" calcext:value-type="string">
            <text:p>hawaii</text:p>
          </table:table-cell>
          <table:table-cell office:value-type="float" office:value="0.238694918372307" calcext:value-type="float">
            <text:p>0.238694918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erwin</text:p>
          </table:table-cell>
          <table:table-cell office:value-type="string" calcext:value-type="string">
            <text:p>shopping</text:p>
          </table:table-cell>
          <table:table-cell office:value-type="float" office:value="0.370875378216833" calcext:value-type="float">
            <text:p>0.370875378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erwin</text:p>
          </table:table-cell>
          <table:table-cell office:value-type="string" calcext:value-type="string">
            <text:p>login</text:p>
          </table:table-cell>
          <table:table-cell office:value-type="float" office:value="0.298022992606833" calcext:value-type="float">
            <text:p>0.2980229926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dentist</text:p>
          </table:table-cell>
          <table:table-cell office:value-type="float" office:value="0.281968515899033" calcext:value-type="float">
            <text:p>0.2819685159</text:p>
          </table:table-cell>
          <table:table-cell table:formula="of:=AVERAGE([.D12:.D16])" office:value-type="float" office:value="0.341241663557946" calcext:value-type="float">
            <text:p>0.3412416636</text:p>
          </table:table-cell>
          <table:table-cell table:formula="of:=STDEV([.D12:.D16])" office:value-type="float" office:value="0.165201509254968" calcext:value-type="float">
            <text:p>0.165201509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garage</text:p>
          </table:table-cell>
          <table:table-cell office:value-type="float" office:value="0.23464769647473" calcext:value-type="float">
            <text:p>0.2346476965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hawaii</text:p>
          </table:table-cell>
          <table:table-cell office:value-type="float" office:value="0.176065727785387" calcext:value-type="float">
            <text:p>0.1760657278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shopping</text:p>
          </table:table-cell>
          <table:table-cell office:value-type="float" office:value="0.584906436710321" calcext:value-type="float">
            <text:p>0.584906436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login</text:p>
          </table:table-cell>
          <table:table-cell office:value-type="float" office:value="0.42861994092026" calcext:value-type="float">
            <text:p>0.428619940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date>2015-03-05T14:10:17.887269298</dc:date>
    <dc:creator>Herwin Welbergen</dc:creator>
    <meta:editing-duration>P0D</meta:editing-duration>
    <meta:editing-cycles>1</meta:editing-cycles>
    <meta:document-statistic meta:table-count="1" meta:cell-count="69" meta:object-count="0"/>
  </office:meta>
</office:document-meta>
</file>